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table:number-columns-repeated="2"/>
          <table:table-cell table:number-columns-repeated="2"/>
          <table:table-cell office:value-type="float" office:value="-1800" calcext:value-type="float">
            <text:p>-1800</text:p>
          </table:table-cell>
          <table:table-cell table:number-columns-repeated="2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192600" calcext:value-type="float">
            <text:p>1926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8433.61311876529" calcext:value-type="float">
            <text:p>8433.613118765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0]-60000" office:value-type="float" office:value="191000" calcext:value-type="float">
            <text:p>191000</text:p>
          </table:table-cell>
          <table:table-cell table:formula="of:=SUM([.J4];[.K4])" office:value-type="float" office:value="10140" calcext:value-type="float">
            <text:p>1014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8433.61311876529" calcext:value-type="float">
            <text:p>8433.613118765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-1600" calcext:value-type="float">
            <text:p>-1600</text:p>
          </table:table-cell>
          <table:table-cell table:formula="of:=SUM([.J5];[.K5])" office:value-type="float" office:value="11350" calcext:value-type="float">
            <text:p>113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8433.61311876529" calcext:value-type="float">
            <text:p>8433.6131187653</text:p>
          </table:table-cell>
          <table:table-cell table:style-name="ce87"/>
          <table:table-cell table:number-columns-repeated="2"/>
          <table:table-cell table:formula="of:=SUM([.J6];[.K6])" office:value-type="float" office:value="7550" calcext:value-type="float">
            <text:p>7550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5891.79117259552" calcext:value-type="float">
            <text:p>5891.791172595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8433.61311876529" calcext:value-type="float">
            <text:p>8433.613118765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7742.30877093921" calcext:value-type="float">
            <text:p>7742.308770939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8950" calcext:value-type="float">
            <text:p>8950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1600" calcext:value-type="float">
            <text:p>11600</text:p>
          </table:table-cell>
          <table:table-cell table:formula="of:=SUM([.H10];[.H40];[.H70];[.H100])" office:value-type="float" office:value="7520.56964050442" calcext:value-type="float">
            <text:p>7520.569640504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1600" calcext:value-type="float">
            <text:p>116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7914.56549971767" calcext:value-type="float">
            <text:p>7914.565499717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8433.61311876529" calcext:value-type="float">
            <text:p>8433.613118765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8433.61311876529" calcext:value-type="float">
            <text:p>8433.6131187653</text:p>
          </table:table-cell>
          <table:table-cell table:style-name="ce3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8433.61311876529" calcext:value-type="float">
            <text:p>8433.613118765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8433.61311876529" calcext:value-type="float">
            <text:p>8433.613118765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0" calcext:value-type="float">
            <text:p>0</text:p>
          </table:table-cell>
          <table:table-cell table:number-columns-repeated="3"/>
          <table:table-cell table:formula="of:=SUM([.J16];[.K16])" office:value-type="float" office:value="3500" calcext:value-type="float">
            <text:p>35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8433.61311876529" calcext:value-type="float">
            <text:p>8433.613118765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8433.61311876529" calcext:value-type="float">
            <text:p>8433.613118765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8433.61311876529" calcext:value-type="float">
            <text:p>8433.613118765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402.73602484472" calcext:value-type="float">
            <text:p>6402.7360248447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8433.61311876529" calcext:value-type="float">
            <text:p>8433.613118765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8433.61311876529" calcext:value-type="float">
            <text:p>8433.613118765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8433.61311876529" calcext:value-type="float">
            <text:p>8433.613118765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8433.61311876529" calcext:value-type="float">
            <text:p>8433.6131187653</text:p>
          </table:table-cell>
          <table:table-cell table:number-columns-repeated="3"/>
          <table:table-cell table:formula="of:=SUM([.J24];[.K24])"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8433.61311876529" calcext:value-type="float">
            <text:p>8433.613118765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8433.61311876529" calcext:value-type="float">
            <text:p>8433.6131187653</text:p>
          </table:table-cell>
          <table:table-cell table:number-columns-repeated="3"/>
          <table:table-cell table:formula="of:=SUM([.J28];[.K28])" office:value-type="float" office:value="4500" calcext:value-type="float">
            <text:p>45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8433.61311876529" calcext:value-type="float">
            <text:p>8433.6131187653</text:p>
          </table:table-cell>
          <table:table-cell table:style-name="ce2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8800" calcext:value-type="float">
            <text:p>58800</text:p>
          </table:table-cell>
          <table:table-cell table:style-name="ce45"/>
          <table:table-cell table:number-columns-repeated="3"/>
          <table:table-cell table:style-name="ce26" table:formula="of:=SUM([.M3:.M29])" office:value-type="float" office:value="251000" calcext:value-type="float">
            <text:p>251000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formula="of:=SUM([.J4:.J29])" office:value-type="float" office:value="245100" calcext:value-type="float">
            <text:p>245100</text:p>
          </table:table-cell>
          <table:table-cell table:number-columns-repeated="2"/>
          <table:table-cell table:formula="of:=[.M30]-[.J31]" office:value-type="float" office:value="5900" calcext:value-type="float">
            <text:p>59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5400" calcext:value-type="float">
            <text:p>55400</text:p>
          </table:table-cell>
          <table:table-cell table:style-name="ce45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6"/>
          <table:table-cell table:style-name="ce26" table:formula="of:=SUM([.B63:.F63])" office:value-type="float" office:value="55300" calcext:value-type="float">
            <text:p>55300</text:p>
          </table:table-cell>
          <table:table-cell/>
          <table:table-cell table:style-name="ce40" office:value-type="string" calcext:value-type="string">
            <text:p>shabate sksel enq +600-ov</text:p>
          </table:table-cell>
          <table:table-cell table:style-name="ce40"/>
          <table:table-cell table:number-columns-repeated="5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5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6" table:formula="of:=SUM([.H64:.H89])" office:value-type="float" office:value="55300" calcext:value-type="float">
            <text:p>55300</text:p>
          </table:table-cell>
          <table:table-cell table:style-name="ce45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6"/>
        </table:table-row>
        <table:table-row table:style-name="ro3">
          <table:table-cell table:style-name="ce5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 table:number-columns-repeated="3"/>
          <table:table-cell table:style-name="ce26"/>
          <table:table-cell table:style-name="ce26" table:formula="of:=SUM([.B93:.F93])" office:value-type="float" office:value="23100" calcext:value-type="float">
            <text:p>231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20];[.C120];[.F120])" office:value-type="float" office:value="1004.34782608696" calcext:value-type="float">
            <text:p>1004.34782608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0:.F120])" office:value-type="float" office:value="1004.34782608696" calcext:value-type="float">
            <text:p>1004.34782608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004.34782608696" calcext:value-type="float">
            <text:p>1004.34782608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004.34782608696" calcext:value-type="float">
            <text:p>1004.34782608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20];[.C120];[.F120])" office:value-type="float" office:value="1004.34782608696" calcext:value-type="float">
            <text:p>1004.34782608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004.34782608696" calcext:value-type="float">
            <text:p>100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E120])" office:value-type="float" office:value="1004.34782608696" calcext:value-type="float">
            <text:p>1004.34782608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9:.F120])" office:value-type="float" office:value="1004.34782608696" calcext:value-type="float">
            <text:p>1004.347826087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table:style-name="ce65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table:style-name="ce65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004.34782608696" calcext:value-type="float">
            <text:p>1004.347826087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 table:formula="of:=[.D93]/23" office:value-type="float" office:value="0" calcext:value-type="float">
            <text:p>0</text:p>
          </table:table-cell>
          <table:table-cell table:formula="of:=[.E93]/21" office:value-type="float" office:value="0" calcext:value-type="float">
            <text:p>0</text:p>
          </table:table-cell>
          <table:table-cell table:formula="of:=[.F93]/21" office:value-type="float" office:value="0" calcext:value-type="float">
            <text:p>0</text:p>
          </table:table-cell>
          <table:table-cell/>
          <table:table-cell table:style-name="ce26" table:formula="of:=SUM([.H94:.H119])" office:value-type="float" office:value="24104.3478260869" calcext:value-type="float">
            <text:p>24104.3478260869</text:p>
          </table:table-cell>
          <table:table-cell table:style-name="ce4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0:38:24.760458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28T10:41:14.303510641</dc:date>
    <meta:editing-duration>P13DT6H31M45S</meta:editing-duration>
    <meta:editing-cycles>3690</meta:editing-cycles>
    <meta:generator>LibreOffice/4.2.8.2$Linux_X86_64 LibreOffice_project/420m0$Build-2</meta:generator>
    <meta:document-statistic meta:table-count="23" meta:cell-count="11181" meta:object-count="0"/>
  </office:meta>
</office:document-meta>
</file>